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file_name">
            <text:p>file_name</text:p>
          </table:table-cell>
          <table:table-cell table:style-name="pd1" office:value-type="string" office:value="scan_rate">
            <text:p>scan_rate</text:p>
          </table:table-cell>
          <table:table-cell table:style-name="pd1" office:value-type="string" office:value="Jpa">
            <text:p>Jpa</text:p>
          </table:table-cell>
          <table:table-cell table:style-name="pd1" office:value-type="string" office:value="Jpc">
            <text:p>Jpc</text:p>
          </table:table-cell>
          <table:table-cell table:style-name="pd1" office:value-type="string" office:value="Jpc0">
            <text:p>Jpc0</text:p>
          </table:table-cell>
          <table:table-cell table:style-name="pd1" office:value-type="string" office:value="Epa">
            <text:p>Epa</text:p>
          </table:table-cell>
          <table:table-cell table:style-name="pd1" office:value-type="string" office:value="Epc">
            <text:p>Epc</text:p>
          </table:table-cell>
          <table:table-cell table:style-name="pd1" office:value-type="string" office:value="Jpa/Jpc">
            <text:p>Jpa/Jpc</text:p>
          </table:table-cell>
          <table:table-cell table:style-name="pd1" office:value-type="string" office:value="E½">
            <text:p>E½</text:p>
          </table:table-cell>
          <table:table-cell table:style-name="pd1" office:value-type="string" office:value="ΔEₚ">
            <text:p>ΔEₚ</text:p>
          </table:table-cell>
          <table:table-cell table:style-name="pd1" office:value-type="string" office:value="alpha_ano">
            <text:p>alpha_ano</text:p>
          </table:table-cell>
          <table:table-cell table:style-name="pd1" office:value-type="string" office:value="alpha_cat">
            <text:p>alpha_ca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example_CV_1.par">
            <text:p>example_CV_1.par</text:p>
          </table:table-cell>
          <table:table-cell office:value-type="float" office:value="0.003">
            <text:p>0.003</text:p>
          </table:table-cell>
          <table:table-cell office:value-type="float" office:value="0.0071611174714464555">
            <text:p>0.0071611174714464555</text:p>
          </table:table-cell>
          <table:table-cell office:value-type="float" office:value="0.005828815280283044">
            <text:p>0.005828815280283044</text:p>
          </table:table-cell>
          <table:table-cell office:value-type="float" office:value="0">
            <text:p/>
          </table:table-cell>
          <table:table-cell office:value-type="float" office:value="0.9210393">
            <text:p>0.9210393</text:p>
          </table:table-cell>
          <table:table-cell office:value-type="float" office:value="0.5529916">
            <text:p>0.5529916</text:p>
          </table:table-cell>
          <table:table-cell office:value-type="float" office:value="1.2285716954644539">
            <text:p>1.2285716954644539</text:p>
          </table:table-cell>
          <table:table-cell office:value-type="float" office:value="0.73701545">
            <text:p>0.73701545</text:p>
          </table:table-cell>
          <table:table-cell office:value-type="float" office:value="0.3680477">
            <text:p>0.3680477</text:p>
          </table:table-cell>
          <table:table-cell office:value-type="float" office:value="0.7664814183830526">
            <text:p>0.7664814183830526</text:p>
          </table:table-cell>
          <table:table-cell office:value-type="float" office:value="0.5301413811479325">
            <text:p>0.5301413811479325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example_CV_2.par">
            <text:p>example_CV_2.par</text:p>
          </table:table-cell>
          <table:table-cell office:value-type="float" office:value="0.005">
            <text:p>0.005</text:p>
          </table:table-cell>
          <table:table-cell office:value-type="float" office:value="0.00938837512804206">
            <text:p>0.00938837512804206</text:p>
          </table:table-cell>
          <table:table-cell office:value-type="float" office:value="0.006865593094599321">
            <text:p>0.006865593094599321</text:p>
          </table:table-cell>
          <table:table-cell office:value-type="float" office:value="0">
            <text:p/>
          </table:table-cell>
          <table:table-cell office:value-type="float" office:value="0.9520166">
            <text:p>0.9520166</text:p>
          </table:table-cell>
          <table:table-cell office:value-type="float" office:value="0.5263082">
            <text:p>0.5263082</text:p>
          </table:table-cell>
          <table:table-cell office:value-type="float" office:value="1.3674528913499453">
            <text:p>1.3674528913499453</text:p>
          </table:table-cell>
          <table:table-cell office:value-type="float" office:value="0.7391624">
            <text:p>0.7391624</text:p>
          </table:table-cell>
          <table:table-cell office:value-type="float" office:value="0.4257084">
            <text:p>0.4257084</text:p>
          </table:table-cell>
          <table:table-cell office:value-type="float" office:value="0.7712891667301974">
            <text:p>0.7712891667301974</text:p>
          </table:table-cell>
          <table:table-cell office:value-type="float" office:value="0.6012222496248395">
            <text:p>0.60122224962483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